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B" style:family="table-column">
      <style:table-column-properties style:column-width="3.4861in" style:rel-column-width="32990*"/>
    </style:style>
    <style:style style:name="Table1.C" style:family="table-column">
      <style:table-column-properties style:column-width="1.1306in" style:rel-column-width="1070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fo:keep-with-next="always"/>
    </style:style>
    <style:style style:name="Table2.A" style:family="table-column">
      <style:table-column-properties style:column-width="2.3083in"/>
    </style:style>
    <style:style style:name="Table2.B" style:family="table-column">
      <style:table-column-properties style:column-width="3.2125in"/>
    </style:style>
    <style:style style:name="Table2.C" style:family="table-column">
      <style:table-column-properties style:column-width="1.4028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fo:keep-with-next="always"/>
    </style:style>
    <style:style style:name="Table3.A" style:family="table-column">
      <style:table-column-properties style:column-width="1.9861in"/>
    </style:style>
    <style:style style:name="Table3.B" style:family="table-column">
      <style:table-column-properties style:column-width="3.6389in"/>
    </style:style>
    <style:style style:name="Table3.C" style:family="table-column">
      <style:table-column-properties style:column-width="1.2986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text-align="justify" style:justify-single-word="false" fo:text-indent="0.3839in" style:auto-text-indent="false"/>
    </style:style>
    <style:style style:name="P3" style:family="paragraph" style:parent-style-name="Text_20_body">
      <style:paragraph-properties fo:margin-left="0in" fo:margin-right="0in" fo:text-align="justify" style:justify-single-word="false" fo:text-indent="0.3839in" style:auto-text-indent="false"/>
      <style:text-properties fo:font-weight="bold" style:font-weight-asian="bold" style:font-weight-complex="bold"/>
    </style:style>
    <style:style style:name="P4" style:family="paragraph" style:parent-style-name="Text_20_body">
      <style:paragraph-properties fo:margin-left="0in" fo:margin-right="0in" fo:text-align="justify" style:justify-single-word="false" fo:text-indent="0.3839in" style:auto-text-indent="false"/>
      <style:text-properties fo:font-weight="normal" style:font-weight-asian="normal" style:font-weight-complex="normal"/>
    </style:style>
    <style:style style:name="P5" style:family="paragraph" style:parent-style-name="Table">
      <style:paragraph-properties fo:break-before="page"/>
    </style:style>
    <style:style style:name="P6" style:family="paragraph" style:parent-style-name="Contents_20_Heading">
      <style:paragraph-properties fo:break-before="pag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normal" style:font-weight-asian="normal" style:font-weight-complex="normal"/>
    </style:style>
    <style:style style:name="P10" style:family="paragraph" style:parent-style-name="Table">
      <style:paragraph-properties fo:keep-with-next="alway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6" style:family="paragraph" style:parent-style-name="Heading_20_1">
      <style:paragraph-properties fo:break-before="pag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1">
      <style:paragraph-properties fo:margin-left="0.8335in" fo:margin-right="0in" fo:text-align="justify" style:justify-single-word="false" fo:text-indent="-0.2543in" style:auto-text-indent="false">
        <style:tab-stops/>
      </style:paragraph-properties>
    </style:style>
    <style:style style:name="T1" style:family="text">
      <style:text-properties fo:font-weight="bold" style:font-weight-asian="bold" style:font-weight-complex="bold"/>
    </style:style>
    <style:style style:name="T2" style:family="text">
      <style:text-properties fo:language="ru" fo:country="RU"/>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20pt" fo:font-weight="bold" style:font-size-asian="20pt" style:font-weight-asian="bold" style:font-size-complex="2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amus 1.0.1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14">Annotation<text:tab/>3</text:p>
          <text:p text:style-name="P14">1. Beginning of work<text:tab/>4</text:p>
          <text:p text:style-name="P14">2. Working with main menu<text:tab/>4</text:p>
          <text:p text:style-name="P13">2.1. File menu<text:tab/>4</text:p>
          <text:p text:style-name="P13">2.2. Edit menu<text:tab/>4</text:p>
          <text:p text:style-name="P13">2.3. Diagram menu<text:tab/>5</text:p>
          <text:p text:style-name="P13">2.4. Windows menu<text:tab/>6</text:p>
          <text:p text:style-name="P13">2.4. Tools menu<text:tab/>6</text:p>
          <text:p text:style-name="P13">2.4. Help menu<text:tab/>7</text:p>
          <text:p text:style-name="P14">3. Graphical user interface<text:tab/>7</text:p>
          <text:p text:style-name="P14">4. Workspaces<text:tab/>8</text:p>
          <text:p text:style-name="P13">4.1 Qualifiers workspace<text:tab/>8</text:p>
          <text:p text:style-name="P11">4.1.1 Qualifiers window<text:tab/>8</text:p>
          <text:p text:style-name="P12">4.1.1.1 Qualifiers window commands<text:tab/>8</text:p>
          <text:p text:style-name="P12">4.1.1.2. Working with a list of qualifiers<text:tab/>9</text:p>
          <text:p text:style-name="P11">4.1.2. Elements editor<text:tab/>10</text:p>
          <text:p text:style-name="P12">4.1.2.1. Elements editor commands<text:tab/>10</text:p>
          <text:p text:style-name="P12">4.1.2.2. Working with a list of elements<text:tab/>11</text:p>
          <text:p text:style-name="P11">4.1.3 Attributes window<text:tab/>11</text:p>
          <text:p text:style-name="P11">4.1.4. Element attributes editor and Attribute editor windows<text:tab/>12</text:p>
          <text:p text:style-name="P12">4.1.4.1. Attribute editor window<text:tab/>13</text:p>
          <text:p text:style-name="P12">4.1.4.2. Element attributes editor window<text:tab/>13</text:p>
          <text:p text:style-name="P13">4.2. Projections workspace<text:tab/>14</text:p>
          <text:p text:style-name="P11">4.2.1. Projections window<text:tab/>14</text:p>
          <text:p text:style-name="P11">4.2.2. Standard projection editor<text:tab/>14</text:p>
          <text:p text:style-name="P11">4.2.3. Table projection editor<text:tab/>14</text:p>
          <text:p text:style-name="P13">4.3. Diagrams workspace<text:tab/>14</text:p>
          <text:p text:style-name="P11">4.3.1. Models window<text:tab/>14</text:p>
          <text:p text:style-name="P11">4.3.2. Graphical editor<text:tab/>15</text:p>
          <text:p text:style-name="P12">4.3.2.1. Diagram and model preferences<text:tab/>15</text:p>
          <text:p text:style-name="P12">4.3.2.2. Adding objects on diagrams<text:tab/>15</text:p>
          <text:p text:style-name="P12">4.3.2.3. Creating a decomposition diagrams<text:tab/>15</text:p>
          <text:p text:style-name="P12">4.3.2.4. Activity box context menu<text:tab/>15</text:p>
          <text:p text:style-name="P12">4.3.2.5. Arrow context menu<text:tab/>16</text:p>
          <text:p text:style-name="P12">4.3.2.6. Stream tab<text:tab/>17</text:p>
          <text:p text:style-name="P13">4.4. Report editor workspace<text:tab/>17</text:p>
          <text:p text:style-name="P11">4.4.1. Reports window<text:tab/>18</text:p>
          <text:p text:style-name="P11">4.4.2. Report editor window<text:tab/>18</text:p>
          <text:p text:style-name="P11">4.4.3. Report attributes window<text:tab/>18</text:p>
          <text:p text:style-name="P12">4.4.3.1. Report attributes<text:tab/>19</text:p>
          <text:p text:style-name="P12">4.4.3.2. Label attributes<text:tab/>19</text:p>
          <text:p text:style-name="P12">4.4.3.3. Table attributes<text:tab/>20</text:p>
          <text:p text:style-name="P13">4.5. Model navigator workspace<text:tab/>23</text:p>
          <text:p text:style-name="P14">References<text:tab/>24</text:p>
        </text:index-body>
      </text:table-of-content>
      <text:h text:style-name="Heading_20_1" text:outline-level="1"><text:bookmark-start text:name="__RefHeading__31525201"/><text:soft-page-break/>Annotation<text:bookmark-end text:name="__RefHeading__31525201"/></text:h>
      <text:p text:style-name="P2">Ramus is a software for providing projects, where Business Process Analysis or (and) Classification Systems are needed.</text:p>
      <text:p text:style-name="P2">Ramus supports function modeling methodology IDEF0 and DFD, and has many additional features, that can be useful for developers of management systems. </text:p>
      <text:p text:style-name="P2">Ramus lets to create graphical models of business processes according to the rights of IDEF0 syntax. Furthermore, Ramus lets to create classification systems of different objects, and to use these objects with graphical models.</text:p>
      <text:p text:style-name="P2">Ramus has flexible features to create reports according to the graphical models and according to the classification systems. These features let to create a documentation, which specifies an organization activities. For example: a process and a duty regulation. Herewith, as the documentation is automatically generated from the graphical models, the documentation will be solid, consistent and systematical. It is critically important for building a quality management systems of an organization.</text:p>
      <text:p text:style-name="P2">It is very important, that Ramus lets to provide an information throw a web interface. This feature simplifies communication between developers of the management systems.</text:p>
      <text:p text:style-name="P2">Ramus uses a management terminology of a process approach. This instruction gives definitions of main terms of the terminology, but it is recommend to meet with others issues, that are relative to this topic. To work with graphical models, knowledge of function modeling methodology IDEF0 is needed too [1].</text:p>
      <text:h text:style-name="P16" text:outline-level="1">1. Beginning of work</text:h>
      <text:p text:style-name="P2">Just after a start of the application, “Ramus File Launcher” window will be shown. In this window you can choose “Create New File” item to create a new file. In this window you can choose “Open File” item to open already existing file. It is important to notice, that you can also open any file later. In the window, you can select “Use this as default and do not ask again” item, if you want the application automatically opens or creates a file next time you will start the application.</text:p>
      <text:p text:style-name="P2">If you choose “Create New File” item, the application shows a master of creation a new project. You can close the master and fill all needed information later, but it is highly recommend to do all steps of creation a new project. If you decided to use the master of a project, then:</text:p>
      <text:p text:style-name="P2">On the first step, fill an information about an author, a project name and a model name, and select a type of notation: IDEF0 or DFD.</text:p>
      <text:p text:style-name="P2">On the second step, fill an organization name, where the project is provided.</text:p>
      <text:p text:style-name="P2">On the third step, you can give a short definition of the project.</text:p>
      <text:p text:style-name="P2">On the forth step, you can create a few main qualifiers, for example: documents, roles, etc... You can live all these fields empty and create any qualifiers later.</text:p>
      <text:p text:style-name="P2">On the fifth step, if you fill any fields on the forth step, you can set qualifiers, that will be used as owners on IDEF0 models. You can select qualifiers, which will be used as owners later.</text:p>
      <text:p text:style-name="P2">To finish work of the master, press Finish button and the application will open a workspace Diagrams, where you can start editing a context diagram[1].</text:p>
      <text:h text:style-name="Heading_20_1" text:outline-level="1">2. Working with main menu</text:h>
      <text:h text:style-name="Heading_20_2" text:outline-level="2">2.1. File menu</text:h>
      <text:p text:style-name="P2">File menu contains commands, many of these commands can be executed with a tool bar too.</text:p>
      <text:p text:style-name="P2"><text:span text:style-name="T1">“New project”</text:span> is a command to create a new project. This command is available on the tool bar, too.</text:p>
      <text:p text:style-name="P2"><text:span text:style-name="T1">“Open”</text:span> is a command to create an existing project. This command is available on the tool bar, too.</text:p>
      <text:p text:style-name="P2"><text:span text:style-name="T1">“Save”</text:span> is a command to save current project.</text:p>
      <text:p text:style-name="P2"><text:span text:style-name="T1">“Save As”</text:span> is a command to save current project and specify a name of the file where you want to store project.</text:p>
      <text:p text:style-name="P2"><text:span text:style-name="T1">“Open in new window”</text:span> is a command to open a new window, where you can work with current project. The command can be useful if you work with two monitors, for example. There is no File menu, in a new window.</text:p>
      <text:p text:style-name="P2"><text:span text:style-name="T1">“Exit”</text:span> is a command to close current project. If the project is changed, Ramus will ask you for saving changes to a file.</text:p>
      <text:h text:style-name="Heading_20_2" text:outline-level="2"><text:soft-page-break/>2.2. Edit menu</text:h>
      <text:p text:style-name="P2"><text:span text:style-name="T1">“Undo”</text:span> is a command to undo last done action. This command is available on the tool bar, too.</text:p>
      <text:p text:style-name="P2"><text:span text:style-name="T1">“Redo”</text:span> is a command to redo last undone action. This command is available on the tool bar, too.</text:p>
      <text:h text:style-name="Heading_20_2" text:outline-level="2">2.3. Diagram menu</text:h>
      <text:p text:style-name="P2"><text:span text:style-name="T1">“Page setup”</text:span> is a command to open a dialog, where you can setup page printing. This command is available on the tool bar, too.</text:p>
      <text:p text:style-name="P2"><text:span text:style-name="T1">“Page preview”</text:span> is a command to open a dialog, where you can see sketches of pages that will be printed. This command is available on the tool bar, too.</text:p>
      <text:p text:style-name="P2"><text:span text:style-name="T1">“Print”</text:span> is a command to open a dialog where you can select a printer and other parameters that are <text:s/>needed to print diagrams or pages from project navigator. This command is available on the tool bar, too.</text:p>
      <text:p text:style-name="P2"><text:span text:style-name="T1">“Cursor Tool”</text:span> is a main tool for working with diagrams. This tool lets you to make manipulations with objects of the diagrams: to move, to change a size, to connect and to disconnect arrows to activity boxes, borders or other arrows. Cursor Tool can be selected by pressing “Z” button, clicking a right mouse button on any empty place on a diagram or by pressing a relevant button on the tool bar.</text:p>
      <text:p text:style-name="P2"><text:span text:style-name="T1">“Activity Box Tool”</text:span> is a tool for creating activity boxes on diagrams. To create a new activity box, select Activity Box Tool and click the left mouse button on the diagram. Activity Box Tool can be selected by pressing “X” button or by pressing a relevant button on the tool bar.</text:p>
      <text:p text:style-name="P2"><text:span text:style-name="T1">“Arrow Tool”</text:span> is a tool for creating arrows on diagrams. Arrow Tool can be selected by pressing “C” button or by pressing a relevant button on the tool bar.</text:p>
      <text:p text:style-name="P2"><text:span text:style-name="T1">“Squiggle Tool”</text:span> is a tool for creating squiggles on diagrams. The squiggles show a connection between an arrow and its inscription. To create a new squiggle, select Squiggle Tool and click the left mouse button on an arrow. To remove squiggle, click right button on the arrow and disable selection of Squiggle command. Squiggle Tool can be selected by pressing “V” button or by pressing a relevant button on the tool bar.</text:p>
      <text:p text:style-name="P2"><text:span text:style-name="T1">“Text Tool”</text:span> is a tool for creating text labels on diagrams. Text Tool can be selected by pressing “B” button or by pressing a relevant button on the tool bar.</text:p>
      <text:p text:style-name="P2"><text:span text:style-name="T1">“External Reference Tool”</text:span> is a tool for creating external references on DFD diagrams. External Reference Tool can be selected by pressing a relevant button on the tool bar. The tool available only for DFD diagrams.</text:p>
      <text:p text:style-name="P2"><text:span text:style-name="T1">“Data Store Tool”</text:span> is a tool for creating data stores on DFD diagrams. Data Store Tool can be selected by pressing a relevant button on the tool bar. The tool available only for DFD diagrams.</text:p>
      <text:p text:style-name="P2"><text:span text:style-name="T1">“Net”</text:span> is a command to show net on diagrams. Net can be selected by pressing “N” button or by pressing a relevant button on the tool bar.</text:p>
      <text:p text:style-name="P2"><text:span text:style-name="T1">“Go to Parent Diagram”</text:span> is a command to change an active diagram by its parent diagram (see methodology IDEF0 [1]). The command can be selected by pressing a relevant button on the tool bar. An other way to go to the parent diagram is to press Ctrl button on the keyboard and click the left mouse button on an empty place in the diagram.</text:p>
      <text:p text:style-name="P2"><text:soft-page-break/><text:span text:style-name="T1">“Go to Child Diagram”</text:span> is a command to change an active diagram by its decomposition diagrams (see methodology IDEF0 [1]). To go on decomposition diagram select an activity box first, if the activity box does not have a decomposition, the application will ask you for creating a new diagram. <text:s/>The command can be selected by pressing a relevant button on the tool bar. An other way to go to the decomposition diagram is to press Ctrl button on the keyboard and to click the left mouse button on the activity box on diagram.</text:p>
      <text:p text:style-name="P2"><text:span text:style-name="T1">“Center All Arrows”</text:span> is a command to center all arrows on an active diagram comparatively to all activity boxes.</text:p>
      <text:p text:style-name="P2"><text:span text:style-name="T1">“Load model(s) from file”</text:span> is a command to attach a graphical model or models from an other file. This command opens an Open file dialog, ofter opening a file, an other window will be opened, where you should select a models, which will be added to the current project. If an “Import all qualifiers” item will be selected, all qualifiers will be added to the current project, independently of their usage on the graphical model or models.</text:p>
      <text:p text:style-name="P2"><text:span text:style-name="T1">“Model properties”</text:span> is a command to open a dialog, where you can setup current graphical model. On the dialog you can set a list of attributes for diagram's activity boxes, set an order of the attributes, set an attribute, which will be used as an activity box's names, change project name, project author, organization name where the model is used, change a short definition of the model. The dialog can be opened from pop-up menu on the top of an active diagram, too.</text:p>
      <text:p text:style-name="P2"><text:span text:style-name="T1">“Diagram properties”</text:span> is a command to open a dialog where you can setup an active graphical diagram. You can set an author, a creating date, a revision date, a status of the diagram. The dialog can be opened from a pop-up menu on the top of the active diagram, too.</text:p>
      <text:p text:style-name="P2"><text:span text:style-name="T1">“Export to images”</text:span> is a command to export a current model to images.</text:p>
      <text:p text:style-name="P2"><text:span text:style-name="T1">“Export to IDL”</text:span> is a command to export a current model to an IDL file. This file can be opened by others similar applications.</text:p>
      <text:p text:style-name="P2"><text:span text:style-name="T1">“Import from IDL”</text:span> is a command to import model from IDL file. This file can be created by others similar applications.</text:p>
      <text:h text:style-name="Heading_20_2" text:outline-level="2">2.4. Windows menu</text:h>
      <text:p text:style-name="P2"><text:span text:style-name="T1">“Show window”</text:span> is a group to show a static window. Such windows as elements or diagram editors are not present in the group. To show many windows, it is more preferred to change active workspace.</text:p>
      <text:p text:style-name="P2"><text:span text:style-name="T1">“Workspace”</text:span> is a group of available workspaces. You can also switch a workspace by pressing a button on a right top corner of the main window.</text:p>
      <text:p text:style-name="P2"><text:span text:style-name="T1">“Look And Feel”</text:span> is a group of switch a look of the application.</text:p>
      <text:h text:style-name="Heading_20_2" text:outline-level="2">2.4. Tools menu</text:h>
      <text:p text:style-name="P2"><text:span text:style-name="T1">“Open current project in a web browser”</text:span> is a command to start a web browser, where you can work with a web interface of the application. How to work with a project in a web browser will be explained below.</text:p>
      <text:p text:style-name="P2"><text:span text:style-name="T1">“Add Diagram Template”</text:span> is a command to save a current diagram as a template, which can be <text:soft-page-break/>used later to create a new diagram with similar structure. The command opens a dialog where you should set a name of the template.</text:p>
      <text:p text:style-name="P2"><text:span text:style-name="T1">“Diagram Templates”</text:span> is a command to open a dialog where you can edit already saved templates.</text:p>
      <text:p text:style-name="P2"><text:span text:style-name="T1">“Project preferences”</text:span> is a command to open a dialog where you an set different preferences of a current project. This dialog contains preferences:</text:p>
      <text:p text:style-name="P2">On a tab “Spelling” you can enable or disable spell checking and set a language of a project.</text:p>
      <text:p text:style-name="P2">On a tab “Auto add attributes” you can set a list of attributes, which will be present in just created qualifiers. On this tab you can also set a text attribute, which will be used as a default name of an element.</text:p>
      <text:p text:style-name="P2">On a tab “Owner qualifiers” <text:s/>you can find a list of qualifiers, which can be used as owners of processes.</text:p>
      <text:p text:style-name="P2"><text:span text:style-name="T1">“Application preferences”</text:span> is a command to open a dialog, where you can set different preferences of the application. The dialog has tabs.</text:p>
      <text:p text:style-name="P2">There are three check boxes on a tab “Main preferences”.</text:p>
      <text:p text:style-name="P2">If a box “Save application in the memory” is checked, then application will be started much more faster second and next times throw one session of an operation system, but the application will take some memory all the time, even if no files are open.</text:p>
      <text:p text:style-name="P2">If a box “Show startup launcher” is checked, then, just before a start of the application, a dialog will be shown where you can setup an automatic open of some file, or open last opened files.</text:p>
      <text:p text:style-name="P2">If a box “Check for updates” is checked, then sometimes the application will connect to the site <text:a xlink:type="simple" xlink:href="http://ramussoft.co.cc/">http://ramussoft.co.cc/</text:a> and will check for the application's updates. If a new update is available, then a dialog with update message will be shown. The box is not present in corporate and in client versions of the application.</text:p>
      <text:p text:style-name="P2">On a tab “Model view properties” you can set a default look of IDEF0 and DFD objects (colors and fonts).</text:p>
      <text:h text:style-name="Heading_20_2" text:outline-level="2">2.4. Help menu</text:h>
      <text:p text:style-name="P2"><text:span text:style-name="T1">“Help Contents”</text:span> is a command to open this help contents.</text:p>
      <text:p text:style-name="P2"><text:span text:style-name="T1">“About...”</text:span> is a command to open a dialog with main summery of the application (its authors, etc...).</text:p>
      <text:p text:style-name="P2"><text:span text:style-name="T1">“Register this copy of the application”</text:span> is a command to open a dialog where you can enter a registered name and a serial number of your copy of the application. The command is not available in corporate and in client versions of the application.</text:p>
      <text:h text:style-name="Heading_20_1" text:outline-level="1">3. Graphical user interface</text:h>
      <text:p text:style-name="P2">Ramus has a flexible graphical user interface, which can be customized on different needs and wishes, by using dock-able windows (also can be called as panels). Even if you have minimal computer knowledges, it is very simple to change a look of the application.</text:p>
      <text:p text:style-name="P2"><text:soft-page-break/>Every of main dock-able window can be shown, by using a Windows menu (see above). Unneeded dock-able windows can be hided. You can change a size and a positions of each window. You can create a window which contains others windows as tabs. Different sets of the windows and their positions are gathered in workspaces. You can switch active workspace from a windows menu (see above) or by using buttons on a top right corner of the application.</text:p>
      <text:p text:style-name="P2">To move a dock-able window, you should press left mouse button on its top and drag the window. A transparent panel will show a position of the window when the window will be dropped.</text:p>
      <text:p text:style-name="P2">Every dock-able window has at least four commands to control its position, size and visibility:</text:p>
      <text:list xml:id="list600593681" text:style-name="L1">
        <text:list-item>
          <text:p text:style-name="P19">Move a window to a side of the main window of the application;</text:p>
        </text:list-item>
        <text:list-item>
          <text:p text:style-name="P19">Make a window as big as possible;</text:p>
        </text:list-item>
        <text:list-item>
          <text:p text:style-name="P19">Disconnect a window from the main window of the application;</text:p>
        </text:list-item>
        <text:list-item>
          <text:p text:style-name="P19">Remove a window from the main window of the application.</text:p>
        </text:list-item>
      </text:list>
      <text:p text:style-name="P2">To create a window which contains others windows, move any window on the top of another window. This feature is not available for all combinations of windows.</text:p>
      <text:p text:style-name="P2">If a dock-able window is too thin to show all available commands on its top, then they are available on right top corner of the window, as a pop-up menu. All buttons always available on window as a context menu of window's top </text:p>
      <text:p text:style-name="P2">Not to be confused in the windows, you can switch any workspace, close all windows in the workspace, then open all needed windows from windows menu one by one and set an useful position and a size of every window.</text:p>
      <text:h text:style-name="Heading_20_1" text:outline-level="1">4. Workspaces</text:h>
      <text:p text:style-name="P2">It is recommended to work with different static windows of a project in different workspaces. For example, to work with qualifiers in Qualifiers workspaces, to work with diagrams in Diagrams workspace.</text:p>
      <text:p text:style-name="P2">But nothing prevent you to work with any windows in any workspace.</text:p>
      <text:p text:style-name="P2">A workspace if used to gather relative windows. On the center on main window you can find a place where different dynamic windows are located. <text:s/>Dynamic windows are not available from Windows menu and can be opened with different commands (see below). The same dynamic windows are present on any workspace.</text:p>
      <text:h text:style-name="Heading_20_2" text:outline-level="2">4.1 Qualifiers workspace</text:h>
      <text:p text:style-name="P2">Qualifiers workspace gathers windows:</text:p>
      <text:list xml:id="list314504755" text:continue-list="list600593681" text:style-name="L1">
        <text:list-item text:start-value="1">
          <text:p text:style-name="P19">Qualifiers</text:p>
        </text:list-item>
        <text:list-item>
          <text:p text:style-name="P19">Attributes</text:p>
        </text:list-item>
        <text:list-item>
          <text:p text:style-name="P19">Element attributes editor</text:p>
        </text:list-item>
        <text:list-item>
          <text:p text:style-name="P19">Attribute editor</text:p>
        </text:list-item>
        <text:list-item>
          <text:p text:style-name="P19">Element editor (dynamic window)</text:p>
        </text:list-item>
      </text:list>
      <text:h text:style-name="Heading_20_3" text:outline-level="3"><text:soft-page-break/>4.1.1 Qualifiers window</text:h>
      <text:p text:style-name="P2">Qualifiers window contains a list of all qualifiers and groups of qualifiers of a project.</text:p>
      <text:h text:style-name="Heading_20_4" text:outline-level="4">4.1.1.1 Qualifiers window commands</text:h>
      <text:p text:style-name="P2"><text:s/>On a top of qualifiers window you can find different commands to edit a qualifiers list. All these commands are also available from a pop-up menu of the qualifiers window.</text:p>
      <text:p text:style-name="P2"><text:span text:style-name="T1">Create new element</text:span> is a command to add a line of a new qualifier to a list of qualifiers. To edit a name of the qualifier slowly press left mouse button twice on the qualifier, or select a qualifier and press F2 on the keyboard. With this way you can edit a name of any qualifier. To finish editing press Enter or select another qualifier.</text:p>
      <text:p text:style-name="P2"><text:span text:style-name="T1">Set an icon</text:span> is a command to open a window, where you can select an icon, which will be used as icon for the selected qualifiers.</text:p>
      <text:p text:style-name="P2"><text:span text:style-name="T1">Sort by name</text:span> is a command to sort qualifiers by their names. After sorting, all qualifiers will stay on their levels.</text:p>
      <text:p text:style-name="P2"><text:span text:style-name="T1">Select unconnected elements</text:span> is a command to select qualifiers which don't have connections with others objects and can be deleted.</text:p>
      <text:p text:style-name="P2"><text:span text:style-name="T1">Delete selected element(s)</text:span> is a command to deleted a selected qualifier or qualifiers. To delete a qualifier all its content should be deleted too. To delete a group of qualifiers, the group should be empty.</text:p>
      <text:p text:style-name="P2"><text:span text:style-name="T1">Expand all</text:span> is a command that expands all nodes in a qualifiers tree.</text:p>
      <text:p text:style-name="P2"><text:span text:style-name="T1">Collapse all</text:span> is a command that collapses all nodes in a qualifiers tree.</text:p>
      <text:p text:style-name="P2"><text:span text:style-name="T1">Open selected qualifier(s)</text:span> is a command to open a content of a selected qualifier or selected qualifiers. The qualifier also can be opened by a double clicking on its line in the qualifiers window.</text:p>
      <text:p text:style-name="P2"><text:span text:style-name="T1">Qualifier preferences</text:span> is a command to open a dialog, where you can set-up a selected qualifier.</text:p>
      <text:p text:style-name="P2">On “Attributes” tab you can check attributes, which are used as attributes of the select qualifier. You can select a text attribute from the checked attributes, that will be used as a name of qualifier's elements. If you have created a project with the Master, a Name attribute is already present and it will be used as a default name attribute for elements. Name attribute will be used to identify an element or to get its name. Name attribute will have an icon in an elements editor.</text:p>
      <text:p text:style-name="P2">On “Attributes order” tab you can set an order of the checked attributes. In elements editor the <text:s/>attributes will be shown in this order by default. It is impotent, that in elements editor attributes order can be changed independently.</text:p>
      <text:p text:style-name="P2">On “Open folder icons”, “Closed folder icons”, “Leaf icons” tabs, you can set icons for different status of elements in elements editor's tree.</text:p>
      <text:p text:style-name="P2">On “Formulas” tab you can set formulas, formulas are used to calculate values of attributes. If an “Autochange” field near the formula is checked, then application automatically recalculate values of the attributes.</text:p>
      <text:h text:style-name="Heading_20_4" text:outline-level="4"><text:soft-page-break/>4.1.1.2. Working with a list of qualifiers</text:h>
      <text:p text:style-name="P2">Qualifiers can be moved up and down in a list of qualifiers. To move a qualifier, you should press left mouse button on a qualifier's code field, and drag the qualifier on some position. While dragging the qualifier, a position where the qualifier can be drop will be marked with a horizontal line.</text:p>
      <text:p text:style-name="P2">Simple list of qualifiers and hierarchical tree of qualifiers can be located in the Qualifiers window. To create a group of qualifiers, a new line of a qualifier should be created in qualifiers window, and the qualifiers should be moved on this line. To create a group you should drop a qualifier just on the line of the group unlike to the moving the qualifier up and down. To remove a qualifier from the group just drug it somewhere in the list of qualifiers. If a group of qualifiers is already exists, you can add new qualifiers to the group by dropping them between qualifiers, that already present in the group.</text:p>
      <text:p text:style-name="P2">A line of every group can be expanded or collapsed, by pressing left mouse button on expand or collapse buttons (which mostly looks like “+” and “-”). How to expand or collapse all groups see above.</text:p>
      <text:h text:style-name="Heading_20_3" text:outline-level="3">4.1.2. Elements editor</text:h>
      <text:p text:style-name="P2">Every qualifier consists of elements. To edit the elements of a qualifier you should open them in an editor (how to open elements of qualifier see above). Elements will be opened in a dynamic window, which will be shown in the center of the main window of the application.</text:p>
      <text:h text:style-name="Heading_20_4" text:outline-level="4">4.1.2.1. Elements editor commands</text:h>
      <text:p text:style-name="P2">In general, commands of elements editor window make a similar things to the Qualifiers window's commands, that were described above.</text:p>
      <text:p text:style-name="P2"><text:span text:style-name="T1">Create new element</text:span> is a command to add a line of a new element to a list of elements. The element will have a list of empty attributes. To edit an attribute double click left mouse button on the cell, you want to edit or select the cell and press F2 on the keyboard. With this way you can edit an attribute of any element. To finish editing press Enter or select an other element. Rights of an editing of every attribute depends on a type of the attribute.</text:p>
      <text:p text:style-name="P2">For simple attributes, just fill a cell of the simple attribute with some value. For complex attributes you will find a button in right part of a cell, when you will start editing an attribute. By pressing the button you will open a dialog to edit a complex attribute.</text:p>
      <text:p text:style-name="P2">Every attribute can be also be edited with an Attribute editor window (see below).</text:p>
      <text:p text:style-name="P2"><text:span text:style-name="T1">Set an icon</text:span> is a command to open a window, where you can select an icon, which are used for selected elements.</text:p>
      <text:p text:style-name="P2"><text:span text:style-name="T1">Sort by name</text:span> is a command to sort elements by their names. All elements will stay on their levels.</text:p>
      <text:p text:style-name="P2"><text:span text:style-name="T1">Select unconnected elements</text:span> is a command to select elements which don't have connections with others objects and can be safely deleted.</text:p>
      <text:p text:style-name="P2"><text:span text:style-name="T1">Join elements</text:span> is a command to join elements. This function is useful if duplicates for some object where created, and you want to replace all duplicates with one element. If you will join few elements, only one element will be present, and all connections will be linked to this one element. The <text:soft-page-break/>connections can be linked to graphical diagrams, values in formulas, etc...</text:p>
      <text:p text:style-name="P2">To join few elements select a set of elements, you want to join with another elements (the elements will be deleted). Execute Join elements command. The command will open a dialog, where you should select the one element which will be used to relink all connections and press OK.</text:p>
      <text:p text:style-name="P2"><text:span text:style-name="T1">Delete selected element(s)</text:span> is a command to delete a selected element or elements.</text:p>
      <text:p text:style-name="P2"><text:span text:style-name="T1">Expand all</text:span> is a command that expands all nodes in the elements editor tree.</text:p>
      <text:p text:style-name="P2"><text:span text:style-name="T1">Collapse all</text:span> is a command that collapses all nodes in the elements editor tree.</text:p>
      <text:p text:style-name="P2"><text:span text:style-name="T1">Table preferences</text:span> is a command to open a dialog with main preferences of an elements table. In this dialog you can disable a check of an attribute and the unchecked attribute will not be shown on the elements editor anymore. On this dialog you can change a hierarchy type. If base hierarchy is selected, then a “hard” hierarchy will be used, the base hierarchy can be changed, just like a hierarchy of qualifiers (see above). You can create a new type of hierarchy, by selecting a New hierarchy item. Already created hierarchies can be also selected on hierarchy type field.</text:p>
      <text:h text:style-name="Heading_20_4" text:outline-level="4">4.1.2.2. Working with a list of elements</text:h>
      <text:p text:style-name="P2">Elements can be moved up and down in a list. To move an element, you should press left mouse button on element's code field, and drag the field on a some position. While dragging the element, a position where the element can be drop will be marked with a horizontal line. It can be located a simple list of elements and hierarchical tree of elements, in the Elements window. To make a tree of elements drop an element on other element.</text:p>
      <text:p text:style-name="P2">A node of every element can be expanded or collapsed, by pressing left mouse button on expand or collapse buttons (which mostly looks like “+” and “-”). To expand or collapse all nodes use Collapse All or Expand All commands (see above).</text:p>
      <text:p text:style-name="P2">As it was mentioned above, you can set-up a hierarchical type (in the Table preferences dialog). By default, elements have a Base hierarchy type. Base hierarchy is a hierarchy created by a user. If a base hierarchy was not edited, elements will be presented like a list. Beside base hierarchy, you can create different types of the hierarchy, which will be build automatically by some attributes.</text:p>
      <text:p text:style-name="P2">To create a new type of hierarchy on the Table preferences dialog, in a hierarchy type field select a New hierarchy type item. A Hierarchy type dialog will be opened. In the dialog you can select attributes to build a new type of hierarchy. On the left side of the dialog you will find all attributes of a qualifier. With buttons “Move selected attributes right”, “Move selected attributes left”, “Move selected attributes up” and “Move selected attributes down” you can set-up a list and order of attributes on the right side of the dialog. The hierarchy will be build according to the right list of attributes. Fist level of a new hierarchy will be build with the first attribute in the list, the second level of hierarchy will be build with the second attribute in the list, etc. After pressing OK button, a new type of hierarchy will be presented in the Hierarchy type field in the Table preferences dialog. You can replace any hierarchy type by another in any time. To change a hierarchy type, select it in the field and press Edit button (button with three dots). To remove the hierarchy type, open the hierarchy type dialog and remove all attributes from right side of the dialog.</text:p>
      <text:p text:style-name="P2">Of course, it is useful to create a hierarchy type only for attributes with repeated values. Every level of hierarchy will be grouped with some values.</text:p>
      <text:p text:style-name="P2">For example a qualifier “Documents” has two attributes: “Name” and “Type”. Obviously, no <text:soft-page-break/>sense to include the “Name” attribute in a hierarchy as values of the “Name” attribute are different for different elements. But, values of the “Type” attribute can be repeated for many elements. By creating a hierarchy with the attribute “Type”, you will get a hierarchy with one level and all elements will grouped with the same values of the attribute “Type”. On the second level we will find elements (lines of documents).</text:p>
      <text:h text:style-name="Heading_20_3" text:outline-level="3">4.1.3 Attributes window</text:h>
      <text:p text:style-name="P2">Every attribute should be created, before it can be added to any qualifier. Attributes window serves to edit these attributes. The window contains all attributes, which are used in a project. By default, a new project already contains one attribute with name “Name”, which will automatically be added to an every new qualifier (see above).</text:p>
      <text:p text:style-name="P2">The window commands do similar things to the commands of Elements and Qualifiers windows.</text:p>
      <text:p text:style-name="P2"><text:span text:style-name="T1">Create attribute</text:span> is a command to create a new attribute.</text:p>
      <text:p text:style-name="P2"><text:span text:style-name="T1">Order by name</text:span> is a command to sort all attributes by their names.</text:p>
      <text:p text:style-name="P2"><text:span text:style-name="T1">Delete attribute</text:span> is a command to remove selected attribute.</text:p>
      <text:p text:style-name="P2"><text:span text:style-name="T1">Attribute preferences</text:span> is a command to edit selected attribute.</text:p>
      <text:p text:style-name="P2"><text:span text:style-name="T1">Create attribute</text:span> is a command to open a dialog, where you can set a name and select a type of a new attribute. There are present some additional preferences, in the dialog for some types.</text:p>
      <text:p text:style-name="P2">Attribute types:</text:p>
      <text:p text:style-name="P2">Type <text:span text:style-name="T1">“String”</text:span> is a type for attributes with a simple text. The string type can be used to set a name of a documents for example.</text:p>
      <text:p text:style-name="P2">Type <text:span text:style-name="T1">“Number”</text:span> is a type for attributes with decimal numbers. A precision of number values is about 16 symbols and range is about from ten in -308 to ten in 324.</text:p>
      <text:p text:style-name="P2">Type <text:span text:style-name="T1">“Integer”</text:span> is a type for attributes with integer numbers. The range of available integer values is from <text:span text:style-name="T2">-9223372036854775808 to 9223372036854775807</text:span>. </text:p>
      <text:p text:style-name="P2">Type <text:span text:style-name="T1">“Date”</text:span> is a type for attributes with dates.</text:p>
      <text:p text:style-name="P2">Type <text:span text:style-name="T1">“Currency”</text:span> is a type equivalent to a “Number”, but values of currency attribute are formated as currency.</text:p>
      <text:p text:style-name="P2">Type <text:span text:style-name="T1">“Qualifier element”</text:span>. Values of this attribute can contain values of an other qualifier. For example, attribute “Responsible for filling” in a qualifier “Documents” can contain values from attribute “Appointment” of a qualifier <text:s/>“Workers”.</text:p>
      <text:p text:style-name="P2">Type <text:span text:style-name="T1">“Variant list”</text:span>. <text:s/>Values of this attribute can contain text values. Already present values can be selected from a list. Variants of values can be set-up in preferences of the attribute with such a type.</text:p>
      <text:p text:style-name="P2">Type <text:span text:style-name="T1">“Attached file”</text:span>. Values of this attribute can contain attached files. For example, it can be a document example, etc.</text:p>
      <text:p text:style-name="P2">Type <text:span text:style-name="T1">“Describe”</text:span>. Sometimes, it is important to have a long formatted description of some object (for example a description of IDEF0 Activity Box). Attributes with type “Describe” can contain a long formatted text. <text:span text:style-name="T1">Warning!</text:span> All changes, that were made in a value with type describe will not be inserted in a history of user's actions and you will not be able to undo an action with a report.</text:p>
      <text:p text:style-name="P2"><text:soft-page-break/>Type <text:span text:style-name="T1">“Table”</text:span>. Values of this type can contain table with cells of any type. Columns of such tables are formed from any attributes of a project.</text:p>
      <text:p text:style-name="P2">As it was mentioned above, for some attribute types some additional preferences are available.</text:p>
      <text:p text:style-name="P2">For a “Qualifier element” type, you should set a qualifier and an attribute of this qualifier, which will be used as value.</text:p>
      <text:p text:style-name="P2">For a “Variant list” type, you can set a list of text variants. For a variant list available buttons to add, remove, move up and move down variants. New values will be automatically added to the variant list, while setting a value of an attribute with “Variant list”.</text:p>
      <text:p text:style-name="P2">For a “Table” type, you should set at least one attribute, which will be used as a column of a new table.</text:p>
      <text:p text:style-name="P2">Some of already created attributes can be set-up later. To set-up already created attribute double click on the attribute, or select the attribute you want to change and press “Attribute preferences” button on the top of the Attributes window.</text:p>
      <text:h text:style-name="Heading_20_3" text:outline-level="3">4.1.4. Element attributes editor and Attribute editor windows</text:h>
      <text:p text:style-name="P2">Every value of any attribute can be edited in dynamic Elements editor window. But, sometimes more comfortable to edit the value in the Element attributes editor or in the Attribute editor windows.</text:p>
      <text:h text:style-name="Heading_20_4" text:outline-level="4">4.1.4.1. Attribute editor window</text:h>
      <text:p text:style-name="P2">Look and availability of commands of Attribute editor window depends on selected in Elements editor window cell. With exclusion of two buttons: “Apply” and “Cancel”, which are present on Attribute editor window all the time.</text:p>
      <text:p text:style-name="P2">For “String” attributes, Attribute editor looks like a text area, where you can edit a text.</text:p>
      <text:p text:style-name="P2">For “Number” attributes, Attribute editor looks like a field, where you can set a number.</text:p>
      <text:p text:style-name="P2">For “Integer” attributes, Attribute editor looks like a field, where you can set an integer number.</text:p>
      <text:p text:style-name="P2">For “Date” attributes, Attribute editor looks like a field, where you can set a date, on a right side of the field a button is located. You can press this button to open a calendar, and set a date with the graphical calendar.</text:p>
      <text:p text:style-name="P2">For “Currency” attributes, Attribute editor looks like a field, where you can set a number.</text:p>
      <text:p text:style-name="P2">For “Qualifier element” attributes, Attribute editor looks like an elements editor, where you can check an element. In the Attribute editor also available buttons to edit a qualifier.</text:p>
      <text:p text:style-name="P2">For “Elements list” attributes, Attribute editor looks like an elements editor, where you can check elements.</text:p>
      <text:p text:style-name="P2">For “Variant list” attributes, Attribute editor looks like a combo box, where you can edit a text or select a variant from a drop down list.</text:p>
      <text:p text:style-name="P2">For “Attached file” attributes, Attribute editor looks like a form, with commands to load, open, clear and save attached file or change full path of a file. To load a file, press “Load” button and select a file you want to attach. To remove attached file press clear button. You can also open and save already attached file, by pressing “Open” and “Save” buttons. In full path field you can enter any text, this field <text:soft-page-break/>exists only to save information about file location. It is important, that a copy of the source file will be attached to a project, and if the source file will be deleted, edited or moved, the attached copy of the file will still be the same as the source file.</text:p>
      <text:p text:style-name="P2">For “Describe” attributes, Attribute editor looks like a text area, where you can edit a text. In the Attributes editor also available commands to set-up and to open a foreign HTML editor. To set-up a HTML editor press Foreign editor button and select a main executable file of the HTML editor. To open the foreign text editor, press Open button. The application will execute the main file of the HTML editor and pass to the command one argument with full path of HTML file, which will be used as a description.</text:p>
      <text:p text:style-name="P2">For “Table” attributes, Attribute editor looks like a table according to preferences of the table attribute. For the table attributes available commands to add a new row in the table, to remove selected rows and to set a formula for a cell of the table.</text:p>
      <text:h text:style-name="Heading_20_4" text:outline-level="4">4.1.4.2. Element attributes editor window</text:h>
      <text:p text:style-name="P2">Element attributes editor window contain a table with two columns. First column contain names of attributes, second column contain values of the attributes of selected in elements editor element. The values can be edited just like in the Elements editor (see chapter 4.1.2 Elements editor).</text:p>
      <text:h text:style-name="Heading_20_2" text:outline-level="2">4.2. Projections workspace</text:h>
      <text:p text:style-name="P2">Projection makes a many-to-many relationship between two qualifiers.</text:p>
      <text:h text:style-name="Heading_20_3" text:outline-level="3"><text:bookmark-start text:name="__RefHeading__31553801"/>4.2.1. Projections window<text:bookmark-end text:name="__RefHeading__31553801"/></text:h>
      <text:p text:style-name="P2">Projections window contain a list of project projections. Projections window has commands to edit a list of projections.</text:p>
      <text:p text:style-name="P2"><text:span text:style-name="T1">Create Projection</text:span> is a command to create a new projection. The command opens a dialog in which you should set a name of a new projection, and select two different qualifiers. The qualifiers will be related by the new projection.</text:p>
      <text:p text:style-name="P2"><text:span text:style-name="T1">Delete Projection(s)</text:span> is a command to delete a select projection or a list of selected projections.</text:p>
      <text:p text:style-name="P2"><text:span text:style-name="T1">Open Projection</text:span> is a command to open a selected projection in a standard editor. How to work with a standard projection editor see below.</text:p>
      <text:p text:style-name="P2"><text:span text:style-name="T1">Open Projection in Table</text:span> is a command to open a selected projection in a table editor. How to work with a table projection editor see below. This command can be executed by double clicking on any projection.</text:p>
      <text:h text:style-name="Heading_20_3" text:outline-level="3">4.2.2. Standard projection editor</text:h>
      <text:p text:style-name="P2">In standard projection editor a projection looks like two open qualifiers. You can see relations of any elements by selecting them.</text:p>
      <text:p text:style-name="P2">To edit a projection, you should check a radio button near an element you want to relate or disable relate with others elements. As a result of this checking, opposite qualifier radio buttons will be replaced with check boxes. You can set relations with checked element by checking boxes in the <text:soft-page-break/>opposite qualifier. To stop editing a projection you should disable check in the radio button.</text:p>
      <text:p text:style-name="P2">In the standard project editor window you can press a Revert button to revert qualifiers.</text:p>
      <text:h text:style-name="Heading_20_3" text:outline-level="3">4.2.3. Table projection editor</text:h>
      <text:p text:style-name="P2">In table projection editor a projection looks like a table. Rows of the table are formed according to one qualifier, columns of the table are formed according to another qualifier. On a confluence of elements of these qualifiers you can check or unckeck boxes to make or destroy a relation between these elements.</text:p>
      <text:h text:style-name="Heading_20_2" text:outline-level="2">4.3. Diagrams workspace</text:h>
      <text:h text:style-name="Heading_20_3" text:outline-level="3">4.3.1. Models window</text:h>
      <text:p text:style-name="P2">Models window contain all models with full hierarchy. If you create a new project with a master, the project will contain one model with name “Functions”. In general, models window works like others windows of the application. The window has commands:</text:p>
      <text:p text:style-name="P2"><text:span text:style-name="T1">Create model</text:span> is a command to add a new IDEF0 or DFD model.</text:p>
      <text:p text:style-name="P2"><text:span text:style-name="T1">Open diagram</text:span> is a command to open an IDEF0 or DFD diagram from a model. If the model does not have any diagrams, the application will open a context diagram.</text:p>
      <text:p text:style-name="P2"><text:span text:style-name="T1">Model preferences</text:span> is a command to set-up preferences of selected model.</text:p>
      <text:p text:style-name="P2"><text:span text:style-name="T1">Delete model</text:span> is a command to delete selected model. Only empty models can be deleted.</text:p>
      <text:p text:style-name="P2">All commands can be executed by pressing buttons on the top of the window or from a models windows context menu.</text:p>
      <text:h text:style-name="Heading_20_3" text:outline-level="3">4.3.2. Graphical editor</text:h>
      <text:p text:style-name="P2">Graphical editor looks like an IDEF0 [1] or DFD diagram.</text:p>
      <text:h text:style-name="Heading_20_4" text:outline-level="4">4.3.2.1. Diagram and model preferences</text:h>
      <text:p text:style-name="P2">A header of any diagram has a context menu, you can see it by clicking right mouse button on the header of any diagram. The menu has two commands to change a model and diagram preferences: Model preferences and Diagram preferences commands.</text:p>
      <text:p text:style-name="P2">See detail information about these commands in chapter 2.3. Diagram menu.</text:p>
      <text:h text:style-name="Heading_20_4" text:outline-level="4">4.3.2.2. Adding objects on diagrams</text:h>
      <text:p text:style-name="P2">You can add objects on diagrams with applicable tools (chapter 2.3).</text:p>
      <text:p text:style-name="P2">This instruction does not give an information IDEF0 [1] and DFD notations. To get information about these notations see relative documents.</text:p>
      <text:p text:style-name="P2">It is important to notice, that Ramus lets to show pass-throw objects on IDEF0 and DFD diagrams, by creating off-page references of arrows. It means, that arrows (streams) can be created not <text:soft-page-break/>only in a main hierarchy of diagrams, but can be created throw any diagram hierarchy, which are located on different nodes of a model. To create such an arrow, you should open two different diagrams on two different tabs, start creating of a new arrow on one diagram and end the creating on another diagram. When you finish the creating, the arrow will be tunneled on two diagrams, and you will see label, which shows nodes, where the arrow has a continue. To mark such a type of a tunnel, Ramus uses a round.</text:p>
      <text:h text:style-name="Heading_20_4" text:outline-level="4">4.3.2.3. Creating a decomposition diagrams</text:h>
      <text:p text:style-name="P2">To create a decomposition diagram, select an Activity Box, which has a line on left top corner first and execute “Go to Child Diagram” command (see chapter 2.3). You can execute the command by pressing Ctrl key on the keyboard a clicking a left mouse button an the Activity Box. The execution will open a dialog, in which you should select a decomposition diagram type and a template. In the dialog, for standard templates, you can select a number of activity boxes, which will be created on a new diagram. In the dialog, you can also select a template, that has been created by a user. Scratch of diagram, that will be created are shown on the right side of the dialog.</text:p>
      <text:h text:style-name="Heading_20_4" text:outline-level="4">4.3.2.4. Activity box context menu</text:h>
      <text:p text:style-name="P2">Every activity box has a context menu. The context menu has items:</text:p>
      <text:p text:style-name="P2"><text:span text:style-name="T1">Delete</text:span> is a command to delete the activity box. Only empty activity boxes can be deleted. Empty activity boxes are marked with a line on left top corrner.</text:p>
      <text:p text:style-name="P2"><text:span text:style-name="T1">Set look properties for children</text:span> is a command to set look of child activity boxes like the selected activity box.</text:p>
      <text:p text:style-name="P2"><text:span text:style-name="T1">Open in new tab</text:span> is a command to open child diagram in a new dynamic window. This command is available only for activity boxes, which have child elements.</text:p>
      <text:p text:style-name="P3">Owner<text:span text:style-name="T3"> is a group, that lets to open a list in which you can select an owner for the activity. The list contains elements, that were taken from mechanisms (see function modeling methodology IDEF0 [1]) and only elements of owner qualifiers (see chapter 2.4. Tools menu, project preferences). An information about owner may be useful to build a documentation, for example.</text:span></text:p>
      <text:p text:style-name="P3">Type<text:span text:style-name="T3"> is a group, that lets to set a type for the activity box. Available variants: Action, Operation, Sub-process, Process, Set of processes.</text:span></text:p>
      <text:p text:style-name="P3">Center added sectors<text:span text:style-name="T3"> is a command to center all arrows comparatively to the activity box.</text:span></text:p>
      <text:p text:style-name="P3">Add level<text:span text:style-name="T3"> is a command to create additional level to an existing hierarchy. A new level will be added as a decomposition diagram of the activity box. The child diagram will contain only one new activity box. Old decomposition diagram of the activity box will be decomposable to the new activity box. To the name of selected activity box will be added a text “(context)”. The new activity box will have a name like an old name of the selected activity box.</text:span></text:p>
      <text:p text:style-name="P3">Remove level<text:span text:style-name="T3"> is a command opposite to the Add level command. To remove a level, child diagram should have only one activity box. All arrows should be direct.</text:span></text:p>
      <text:p text:style-name="P4">Add level and Remove level commands may be very useful if a developer has made a mistake in architecture of activities hierarchy.</text:p>
      <text:p text:style-name="P3">Copy to file<text:span text:style-name="T3"> is a command to save a part of a model to a file. The file will have a model, which </text:span><text:soft-page-break/><text:span text:style-name="T3">will contain a decomposition diagrams to the selected activity box and its child activity boxes.</text:span></text:p>
      <text:p text:style-name="P3">Paste from file<text:span text:style-name="T3"> is a command to add a model from a file as an activity box on the decomposition diagram of the selected activity box.</text:span></text:p>
      <text:p text:style-name="P3">Edit active element<text:span text:style-name="T3"> is a command to open a dialog with preferences of the activity box. The dialog lets to set all attributes of a current model (every activity box has attributes of its model). The dialog lets to set a font of the activity box's text, a background, a foreground, a type and an owner of the activity box.</text:span></text:p>
      <text:h text:style-name="Heading_20_4" text:outline-level="4">4.3.2.5. Arrow context menu</text:h>
      <text:p text:style-name="P2">Every Arrow has a context menu. The context menu has items:</text:p>
      <text:p text:style-name="P2"><text:span text:style-name="T1">Delete</text:span> is a command to delete the arrow.</text:p>
      <text:p text:style-name="P2"><text:span text:style-name="T1">Squiggle</text:span> is an item to show or to hide squiggle. You can add squiggles with Squiggle Tool (with this tool you can set a position a the squiggle). Adding squiggles can improve a clarity of diagrams.</text:p>
      <text:p text:style-name="P2"><text:span text:style-name="T1">Transparent text</text:span><text:span text:style-name="T3"> is an item to make a name of the arrow transparent or not transparent. Sometime, this feature helps to improve a clarity of diagrams.</text:span></text:p>
      <text:p text:style-name="P2"><text:span text:style-name="T1">Arrow Tunnel</text:span><text:span text:style-name="T3"> is a command to use tunnels on diagrams [1]. The command is only available on a snippet of the arrow in brackets. The snippet shows arrow tunnel, which means that the arrow has a break. When you draw an arrow to a diagram border in a decomposition diagram, a square arrow tunnel is created. Likewise, if you delete an activity or border arrow in a decomposition diagram, the arrow in the parent diagram becomes a square tunnel. A square tunnel on an arrow stub indicates that the arrow is unresolved within the model hierarchy, which means there is no representation of the arrow in any other diagram in the model.</text:span></text:p>
      <text:p text:style-name="P2"><text:span text:style-name="T3">If the arrow is drawn to a diagram border, the command opens a dialog with two items: “Resolve </text:span><text:span text:style-name="T3">it to border arrow”, “Mark it with tunnel” located. A selecting a “Resolve it to border arrow” item lets to create a continue of the arrow in a parent diagram. A selecting “Mark it with tunnel” item lets to mark the arrow with rounded tunnel [1].</text:span></text:p>
      <text:p text:style-name="P4">If the arrow is drown to an activity box, the command opens a dialog with three items: “Resolve it to border arrow”, “Change it to resolve rounded tunnel” and “Mark it with tunnel” located. A selecting “Resolve it to border arrow” lets to create a continue of the arrow in a decomposition diagram. A selection “Change it to resolve rounded tunnel” lets to mark the arrow with rounded tunnel, but the arrow in reports will be present in all activity boxed, that are childish to a drown activity box. This feature should be used in the list resort. A selecting “Mark it with tunnel” lets to mark the arrow with rounded tunnel [1].</text:p>
      <text:p text:style-name="P2"><text:span text:style-name="T1">Edit active element</text:span><text:span text:style-name="T3"> is a command to open a dialog with an arrow preferences. The dialog can be opened by double clicking on the arrow. The dialog contains tabs with arrow look preferences and a “Stream” tab.</text:span></text:p>
      <text:h text:style-name="Heading_20_4" text:outline-level="4">4.3.2.6. Stream tab</text:h>
      <text:p text:style-name="P2">On a Stream tab you can set a name of an arrow (name of a stream) or set a name of a segment. Segment is a part of an arrow between crosses of arrows, a start or an end of an arrow on the same diagram. An arrow with some name can have many segments with different names. If segment name is <text:soft-page-break/>not set, then arrow name is shown on a diagram.</text:p>
      <text:p text:style-name="P2">It is very important, that you can link any of qualifier's elements or qualifiers to an arrow. If you leave an arrow name and a segment name empty, and you link a list of elements to an arrow, the arrow name on diagram will be build with names of linked elements. The names of elements will be divided with “;” symbol.</text:p>
      <text:p text:style-name="P2">To have a full-fledged model, you shouldn't create arrows just with names but without linked elements. Use an arrow name only if the arrow has many linked elements and use segment name in <text:span text:style-name="T3">the list resort. To edit a list of linked elements the stream tab contains buttons:</text:span></text:p>
      <text:p text:style-name="P2"><text:span text:style-name="T1">Add</text:span> button lets to open a dialog where you can select elements or qualifiers you want to link to an arrow. On the left side of the dialog a list of qualifiers are located. If you select a qualifier on the left side all its elements will be shown on the right side. To link elements to an arrow, you should check the elements and press OK button on the dialog. To link a qualifier to an arrow, you should select the qualifier and press the OK button. In the dialog, you can edit elements, just as described in chapter <text:span text:style-name="T4">4.1.2. Elements editor</text:span>. Table preferences of qualifiers are extended only on this dialog.</text:p>
      <text:p text:style-name="P2"><text:span text:style-name="T1">Remove</text:span> button lens to unlink a selected element or qualifier from an arrow.</text:p>
      <text:p text:style-name="P2"><text:span text:style-name="T1">Clear</text:span> button lets to unlink from an arrow all linked objects.</text:p>
      <text:h text:style-name="Heading_20_2" text:outline-level="2">4.4. Report editor workspace</text:h>
      <text:p text:style-name="P2">Report editor workspace gathers windows:</text:p>
      <text:list xml:id="list947807568" text:continue-list="list314504755" text:style-name="L1">
        <text:list-item text:start-value="1">
          <text:p text:style-name="P19">Reports;</text:p>
        </text:list-item>
        <text:list-item>
          <text:p text:style-name="P19">Report editor window (dynamic window).</text:p>
        </text:list-item>
        <text:list-item>
          <text:p text:style-name="P19">Report attributes.</text:p>
        </text:list-item>
      </text:list>
      <text:h text:style-name="Heading_20_3" text:outline-level="3">4.4.1. Reports window</text:h>
      <text:p text:style-name="P2">Reports window contains a list of project reports. The list of reports looks like a qualifier. You can edit its hierarchy, make groups, etc.</text:p>
      <text:p text:style-name="P2">The window has commands:</text:p>
      <text:p text:style-name="P2"><text:span text:style-name="T1">Create new element</text:span> is a command to create a new row in the list of reports.</text:p>
      <text:p text:style-name="P2"><text:span text:style-name="T1">Set an icon</text:span> is command to open a dialog, where you can select an icon to set the icon for the selected rows.</text:p>
      <text:p text:style-name="P2"><text:span text:style-name="T1">Order by name</text:span> is command to sort reports by their names.</text:p>
      <text:p text:style-name="P2"><text:span text:style-name="T1">Delete selected element(s)</text:span> is command to delete selected reports.</text:p>
      <text:p text:style-name="P2"><text:span text:style-name="T1">Open report</text:span> is a command to open report editor window with selected report.</text:p>
      <text:p text:style-name="P2"><text:span text:style-name="T1">Expand all</text:span> is a command that expands all nodes in a reports tree.</text:p>
      <text:p text:style-name="P2"><text:span text:style-name="T1">Collapse all</text:span> is a command that collapses all nodes in a reports tree.</text:p>
      <text:h text:style-name="Heading_20_3" text:outline-level="3"><text:soft-page-break/>4.4.2. Report editor window</text:h>
      <text:p text:style-name="P2">Report editor window contains a consequent set of objects to form a report in a web browser or in model navigator. To form a report, you should use two objects: Label and Table. With syn-tony of these objects and queries (see below) you can setup a look of ready to use reports.</text:p>
      <text:p text:style-name="P2"><text:span text:style-name="T1">Warning!</text:span> All changes, that were made in a report will not be inserted in a history of user's actions and you will not be able to undo an action with a report.</text:p>
      <text:p text:style-name="P2">Report editor window has commands:</text:p>
      <text:p text:style-name="P2"><text:span text:style-name="T1">Label</text:span> is a command to add a new Label object to the report.</text:p>
      <text:p text:style-name="P2"><text:span text:style-name="T1">Table</text:span> is a command to add a new Table object to the report.</text:p>
      <text:p text:style-name="P2"><text:span text:style-name="T1">Move up</text:span> is a command to move a selected objects up.</text:p>
      <text:p text:style-name="P2"><text:span text:style-name="T1">Move down</text:span> is a command to move a selected objects down.</text:p>
      <text:p text:style-name="P2"><text:span text:style-name="T1">Delete</text:span> is a command to delete a selected objects.</text:p>
      <text:p text:style-name="P2"><text:span text:style-name="T1">Compile report form</text:span> is a command to compile the report to an inner structure of data. The structure serves for a ready to use report in a web browser or in a model navigator. Thus, to use last changes in a report, you should to compile it fist.</text:p>
      <text:p text:style-name="P2"><text:span text:style-name="T1">Import report from XML file</text:span> is a command to open a report from a XML file.</text:p>
      <text:p text:style-name="P2"><text:span text:style-name="T1">Export report to XML file</text:span> is a command to save a report to a XML file.</text:p>
      <text:p text:style-name="P2">With “Import report from XML file” and “Export report to XML file” commands, you can transfer reports between different projects.</text:p>
      <text:p text:style-name="P2">To select an object in a report editor window, you should click the object. To select a few objects, you should click on each objected with pressed Ctrl key on the keyboard. To select a report as an object click on report's free space.</text:p>
      <text:h text:style-name="Heading_20_3" text:outline-level="3">4.4.3. Report attributes window</text:h>
      <text:p text:style-name="P2">Report attributes window contains a table with attributes and their values of selected objects or object's parts in the report editor window. Beside a report also has attributes. To see a report's attributes you should click report's free of objects space.</text:p>
      <text:h text:style-name="Heading_20_4" text:outline-level="4">4.4.3.1. Report attributes</text:h>
      <text:p text:style-name="P2"><text:span text:style-name="T1">Base qualifier</text:span> is an attribute to set a qualifier. The qualifier will be used to build a report. If you build a report for a model, you should select the model for this attribute. This attribute cannot be empty.</text:p>
      <text:p text:style-name="P2"><text:span text:style-name="T1">Language of keywords</text:span> is an attribute to set a language of keywords. This attribute cannot be empty.</text:p>
      <text:p text:style-name="P2"><text:span text:style-name="T1">Model</text:span> is an attribute to set a model, which is used to build a report. Keywords use this model (see below).</text:p>
      <text:h text:style-name="Heading_20_4" text:outline-level="4">4.4.3.2. Label attributes</text:h>
      <text:p text:style-name="P2"><text:span text:style-name="T1">Text</text:span> is an attribute to set a text, which will be showed in a report. Text can contain a keywords, <text:soft-page-break/>which will be used to show different data from a project, like attributes of elements. A query and a keyword has to be written in squared brackets, like “[QUERY.KEYWORD]”. A query in the Text attribute has the same form as a query in a Table attribute (see below). A keyword is written ofter a query with a dot. Thus, a keyword specifies a text which should be inserted in the attribute.</text:p>
      <text:p text:style-name="P2">List of available keywords:</text:p>
      <text:list xml:id="list1442775535" text:style-name="L2">
        <text:list-item>
          <text:p text:style-name="P17"><text:span text:style-name="T1">Name</text:span> is a name of current element.</text:p>
        </text:list-item>
        <text:list-item>
          <text:p text:style-name="P17"><text:span text:style-name="T1">QualifierName</text:span> is a name of current element's qualifier (this should be written as one word “QualifierName”, any space is not available between “Qualifier” and “Name” parts of this word).</text:p>
        </text:list-item>
        <text:list-item>
          <text:p text:style-name="P17"><text:span text:style-name="T1">Code</text:span> is a code of current element.</text:p>
        </text:list-item>
        <text:list-item>
          <text:p text:style-name="P17"><text:span text:style-name="T1">CodeIDEF0</text:span> is a code of current element, according to the IDEF0 notations [1].</text:p>
        </text:list-item>
        <text:list-item>
          <text:p text:style-name="P17"><text:span text:style-name="T1">SerialNumber</text:span> is a serial number of a row in a table. This keyword can be used only in tables. Beside a query before this keyword, must be exactly as the <text:span text:style-name="T1">Query</text:span> attribute of the table (see below).</text:p>
        </text:list-item>
        <text:list-item>
          <text:p text:style-name="P17"><text:span text:style-name="T1">“A name of an attribute”</text:span>. You can use as a keyword any name of any attribute, to insert the attribute into the text. A name of an attribute has priority by comparison with others keywords. That's mean, if you use an attribute with name “Code”, for example, then keyword “Code” will be replaced with the attribute “Code”, but not with code of current element.</text:p>
        </text:list-item>
      </text:list>
      <text:p text:style-name="P2">Queries with keywords can be used in any part of a text. If you need to use symbols “[“ and “]” in the Text attribute, then, you should replace them with <text:s/>symbols “\[“ and “\]”. Analogically, you should use “\&lt;”, “\&gt;”, “\\” instead of “&lt;”, “&gt;”, “\” symbols.</text:p>
      <text:p text:style-name="P2">If a query and a keyword forms for a Table object (see below), that the query have to be started like a query for the table object.</text:p>
      <text:p text:style-name="P2">In hard need, for additional formatting you can use HTML tags in a text. HTML tag should be written between symbols “&lt;” and <text:s/>“&gt;”. For example, text “This &lt;b&gt;is&lt;/b&gt; simple &lt;i&gt;text&lt;/i&gt;” will be formatted as “This <text:span text:style-name="T1">is</text:span> simple <text:span text:style-name="T4">text</text:span>”. Only formating HTML tags can be used, you can meet information about HTML tags in additional documentation.</text:p>
      <text:p text:style-name="P2"><text:span text:style-name="T1">Font</text:span> is an attribute to set a font of the label.</text:p>
      <text:p text:style-name="P2"><text:span text:style-name="T1">Size</text:span> is an attribute to set a size of the label.</text:p>
      <text:p text:style-name="P2"><text:span text:style-name="T1">Font type</text:span> is an attribute to set a formatting of the label.</text:p>
      <text:p text:style-name="P2"><text:span text:style-name="T1">Text align</text:span> is an attribute to set text align in the label.</text:p>
      <text:p text:style-name="P2"><text:span text:style-name="T1">Connect with next table.</text:span> If you set this attribute to “Yes”, then the label <text:s/>will be shown only if a table bellow has at least one row. If there is no table below, value of this attribute is not important.</text:p>
      <text:p text:style-name="P2"><text:span text:style-name="T1">Print for</text:span>. With this attribute you can filter labels. If this attribute is empty, then the label will be present for all elements.</text:p>
      <text:h text:style-name="Heading_20_4" text:outline-level="4">4.4.3.3. Table attributes</text:h>
      <text:p text:style-name="P2"><text:span text:style-name="T1">Column count</text:span> is an attribute to set a column count in the table. If this attribute is empty, then the <text:soft-page-break/>table contains one column.</text:p>
      <text:p text:style-name="P2"><text:span text:style-name="T1">Query</text:span> is an attribute to set a query for getting data from a project. A query sets a way of data getting from a project. The query is a set of keywords, divided by dot “.”. First keyword in the query is always a name of base qualifier for the report (see chapter 4.4.3.1. Report attributes). You should perceive every keyword in a query as a qualifier of some type (qualifier of activities, qualifier of streams or any other qualifier created by an user). Depending on this qualifier type, you can use different next keywords. Every keyword also results a qualifier of some type.</text:p>
      <text:p text:style-name="P10">Table <text:sequence text:ref-name="refTable0" text:name="Table" text:formula="ooow:Table+1" style:num-format="1">1</text:sequence>: Keyword, that can be used after activity boxes</text:p>
      <table:table table:name="Table1" table:style-name="Table1">
        <table:table-column table:style-name="Table1.A"/>
        <table:table-column table:style-name="Table1.B"/>
        <table:table-column table:style-name="Table1.C"/>
        <table:table-row>
          <table:table-cell table:style-name="Table1.A1" office:value-type="string">
            <text:p text:style-name="P8">Keyword</text:p>
          </table:table-cell>
          <table:table-cell table:style-name="Table1.A1" office:value-type="string">
            <text:p text:style-name="P8">Definition</text:p>
          </table:table-cell>
          <table:table-cell table:style-name="Table1.C1" office:value-type="string">
            <text:p text:style-name="P8">Qualifier type</text:p>
          </table:table-cell>
        </table:table-row>
        <table:table-row>
          <table:table-cell table:style-name="Table1.A2" office:value-type="string">
            <text:p text:style-name="P7">Inputs</text:p>
          </table:table-cell>
          <table:table-cell table:style-name="Table1.A2" office:value-type="string">
            <text:p text:style-name="P7">Keyword returns a set of inputs.</text:p>
          </table:table-cell>
          <table:table-cell table:style-name="Table1.C2" office:value-type="string">
            <text:p text:style-name="P7">Streams</text:p>
          </table:table-cell>
        </table:table-row>
        <table:table-row>
          <table:table-cell table:style-name="Table1.A2" office:value-type="string">
            <text:p text:style-name="P7">InputsControls</text:p>
          </table:table-cell>
          <table:table-cell table:style-name="Table1.A2" office:value-type="string">
            <text:p text:style-name="P7">Keyword returns a set of inputs and controls.</text:p>
          </table:table-cell>
          <table:table-cell table:style-name="Table1.C2" office:value-type="string">
            <text:p text:style-name="P7">Streams</text:p>
          </table:table-cell>
        </table:table-row>
        <table:table-row>
          <table:table-cell table:style-name="Table1.A2" office:value-type="string">
            <text:p text:style-name="P7">InputsMechanisms</text:p>
          </table:table-cell>
          <table:table-cell table:style-name="Table1.A2" office:value-type="string">
            <text:p text:style-name="P7">Keyword returns a set of inputs and mechanisms.</text:p>
          </table:table-cell>
          <table:table-cell table:style-name="Table1.C2" office:value-type="string">
            <text:p text:style-name="P7">Streams</text:p>
          </table:table-cell>
        </table:table-row>
        <table:table-row>
          <table:table-cell table:style-name="Table1.A2" office:value-type="string">
            <text:p text:style-name="P7">InputsControlsMechanisms</text:p>
          </table:table-cell>
          <table:table-cell table:style-name="Table1.A2" office:value-type="string">
            <text:p text:style-name="P7">Keyword returns a set of inputs and and controls mechanisms.</text:p>
          </table:table-cell>
          <table:table-cell table:style-name="Table1.C2" office:value-type="string">
            <text:p text:style-name="P7">Streams</text:p>
          </table:table-cell>
        </table:table-row>
        <table:table-row>
          <table:table-cell table:style-name="Table1.A2" office:value-type="string">
            <text:p text:style-name="P7">Outputs</text:p>
          </table:table-cell>
          <table:table-cell table:style-name="Table1.A2" office:value-type="string">
            <text:p text:style-name="P7">Keyword returns a set of outputs.</text:p>
          </table:table-cell>
          <table:table-cell table:style-name="Table1.C2" office:value-type="string">
            <text:p text:style-name="P7">Streams</text:p>
          </table:table-cell>
        </table:table-row>
        <table:table-row>
          <table:table-cell table:style-name="Table1.A2" office:value-type="string">
            <text:p text:style-name="P7">Controls</text:p>
          </table:table-cell>
          <table:table-cell table:style-name="Table1.A2" office:value-type="string">
            <text:p text:style-name="P7">Keyword returns a set of controls.</text:p>
          </table:table-cell>
          <table:table-cell table:style-name="Table1.C2" office:value-type="string">
            <text:p text:style-name="P7">Streams</text:p>
          </table:table-cell>
        </table:table-row>
        <table:table-row>
          <table:table-cell table:style-name="Table1.A2" office:value-type="string">
            <text:p text:style-name="P7">Mechanisms</text:p>
          </table:table-cell>
          <table:table-cell table:style-name="Table1.A2" office:value-type="string">
            <text:p text:style-name="P7">Keyword returns a set of mechanisms.</text:p>
          </table:table-cell>
          <table:table-cell table:style-name="Table1.C2" office:value-type="string">
            <text:p text:style-name="P7">Streams</text:p>
          </table:table-cell>
        </table:table-row>
        <table:table-row>
          <table:table-cell table:style-name="Table1.A2" office:value-type="string">
            <text:p text:style-name="P7">Owners</text:p>
          </table:table-cell>
          <table:table-cell table:style-name="Table1.A2" office:value-type="string">
            <text:p text:style-name="P7">Keyword returns a set of owners.</text:p>
          </table:table-cell>
          <table:table-cell table:style-name="Table1.C2" office:value-type="string">
            <text:p text:style-name="P7">Qualifier of owner</text:p>
          </table:table-cell>
        </table:table-row>
      </table:table>
      <text:p text:style-name="P10"/>
      <text:p text:style-name="P5">Table <text:sequence text:ref-name="refTable1" text:name="Table" text:formula="ooow:Table+1" style:num-format="1">2</text:sequence>: Keywords, that can be used after streams</text:p>
      <table:table table:name="Table2" table:style-name="Table2">
        <table:table-column table:style-name="Table2.A"/>
        <table:table-column table:style-name="Table2.B"/>
        <table:table-column table:style-name="Table2.C"/>
        <table:table-row>
          <table:table-cell table:style-name="Table2.A1" office:value-type="string">
            <text:p text:style-name="P8">Keyword</text:p>
          </table:table-cell>
          <table:table-cell table:style-name="Table2.A1" office:value-type="string">
            <text:p text:style-name="P8">Definition</text:p>
          </table:table-cell>
          <table:table-cell table:style-name="Table2.C1" office:value-type="string">
            <text:p text:style-name="P8">Qualifier type</text:p>
          </table:table-cell>
        </table:table-row>
        <table:table-row>
          <table:table-cell table:style-name="Table2.A2" office:value-type="string">
            <text:p text:style-name="P9">Inputs</text:p>
          </table:table-cell>
          <table:table-cell table:style-name="Table2.A2" office:value-type="string">
            <text:p text:style-name="P9">Keyword returns a set of activities, for which the stream is an input. Every activity <text:s/>shouldn't have a decomposition diagram.</text:p>
          </table:table-cell>
          <table:table-cell table:style-name="Table2.C2" office:value-type="string">
            <text:p text:style-name="P9">Activities</text:p>
          </table:table-cell>
        </table:table-row>
        <table:table-row>
          <table:table-cell table:style-name="Table2.A2" office:value-type="string">
            <text:p text:style-name="P9">InputsControls</text:p>
          </table:table-cell>
          <table:table-cell table:style-name="Table2.A2" office:value-type="string">
            <text:p text:style-name="P9">Keyword returns a set of activities, for which the stream is an input or a control. Every activity <text:s/>shouldn't have a decomposition diagram.</text:p>
          </table:table-cell>
          <table:table-cell table:style-name="Table2.C2" office:value-type="string">
            <text:p text:style-name="P9">Activities</text:p>
          </table:table-cell>
        </table:table-row>
        <table:table-row>
          <table:table-cell table:style-name="Table2.A2" office:value-type="string">
            <text:p text:style-name="P7">InputsMechanisms</text:p>
          </table:table-cell>
          <table:table-cell table:style-name="Table2.A2" office:value-type="string">
            <text:p text:style-name="P9">Keyword returns a set of activities, for which the stream is an input or a mechanism. Every activity <text:s/>shouldn't have a decomposition diagram.</text:p>
          </table:table-cell>
          <table:table-cell table:style-name="Table2.C2" office:value-type="string">
            <text:p text:style-name="P7">Activities</text:p>
          </table:table-cell>
        </table:table-row>
        <table:table-row>
          <table:table-cell table:style-name="Table2.A2" office:value-type="string">
            <text:p text:style-name="P7">InputsControlsMechanisms</text:p>
          </table:table-cell>
          <table:table-cell table:style-name="Table2.A2" office:value-type="string">
            <text:p text:style-name="P9">Keyword returns a set of activities, for which the stream is an input or a control or a mechanism. Every activity <text:s/>shouldn't have a decomposition diagram.</text:p>
          </table:table-cell>
          <table:table-cell table:style-name="Table2.C2" office:value-type="string">
            <text:p text:style-name="P7">Activities</text:p>
          </table:table-cell>
        </table:table-row>
        <table:table-row>
          <table:table-cell table:style-name="Table2.A2" office:value-type="string">
            <text:p text:style-name="P7">Outputs</text:p>
          </table:table-cell>
          <table:table-cell table:style-name="Table2.A2" office:value-type="string">
            <text:p text:style-name="P9">Keyword returns a set of activities, for which the stream is an output. Every activity <text:s/>shouldn't have a decomposition diagram.</text:p>
          </table:table-cell>
          <table:table-cell table:style-name="Table2.C2" office:value-type="string">
            <text:p text:style-name="P7">Activities</text:p>
          </table:table-cell>
        </table:table-row>
        <table:table-row>
          <table:table-cell table:style-name="Table2.A2" office:value-type="string">
            <text:p text:style-name="P7">Controls</text:p>
          </table:table-cell>
          <table:table-cell table:style-name="Table2.A2" office:value-type="string">
            <text:p text:style-name="P9">Keyword returns a set of activities, for which the stream is a control. Every activity <text:s/>shouldn't have a decomposition diagram.</text:p>
          </table:table-cell>
          <table:table-cell table:style-name="Table2.C2" office:value-type="string">
            <text:p text:style-name="P7">Activities</text:p>
          </table:table-cell>
        </table:table-row>
        <table:table-row>
          <table:table-cell table:style-name="Table2.A2" office:value-type="string">
            <text:p text:style-name="P7">Mechanisms</text:p>
          </table:table-cell>
          <table:table-cell table:style-name="Table2.A2" office:value-type="string">
            <text:p text:style-name="P9">Keyword returns a set of activities, for which the stream is a mechanism. Every activity <text:s/>shouldn't have a decomposition diagram.</text:p>
          </table:table-cell>
          <table:table-cell table:style-name="Table2.C2" office:value-type="string">
            <text:p text:style-name="P7">Activities</text:p>
          </table:table-cell>
        </table:table-row>
        <table:table-row>
          <table:table-cell table:style-name="Table2.A2" office:value-type="string">
            <text:p text:style-name="P7">Qualifiers</text:p>
          </table:table-cell>
          <table:table-cell table:style-name="Table2.A2" office:value-type="string">
            <text:p text:style-name="P9">Keyword returns a set elements, which are linked to the stream.</text:p>
          </table:table-cell>
          <table:table-cell table:style-name="Table2.C2" office:value-type="string">
            <text:p text:style-name="P7">Qualifier created by an user.</text:p>
          </table:table-cell>
        </table:table-row>
        <table:table-row>
          <table:table-cell table:style-name="Table2.A2" office:value-type="string">
            <text:p text:style-name="P7">“Name of a qualifier”</text:p>
          </table:table-cell>
          <table:table-cell table:style-name="Table2.A2" office:value-type="string">
            <text:p text:style-name="P9">Keyword returns a set elements, which are linked to the stream, and which are belong to a qualifier with the set name.</text:p>
          </table:table-cell>
          <table:table-cell table:style-name="Table2.C2" office:value-type="string">
            <text:p text:style-name="P7">A qualifier created by an user, with the same name.</text:p>
          </table:table-cell>
        </table:table-row>
      </table:table>
      <text:p text:style-name="P10"/>
      <text:p text:style-name="P5">Table <text:sequence text:ref-name="refTable2" text:name="Table" text:formula="ooow:Table+1" style:num-format="1">3</text:sequence>: Keywords, that can be used after a user qualifier</text:p>
      <table:table table:name="Table3" table:style-name="Table3">
        <table:table-column table:style-name="Table3.A"/>
        <table:table-column table:style-name="Table3.B"/>
        <table:table-column table:style-name="Table3.C"/>
        <table:table-row>
          <table:table-cell table:style-name="Table3.A1" office:value-type="string">
            <text:p text:style-name="P8">Keyword</text:p>
          </table:table-cell>
          <table:table-cell table:style-name="Table3.A1" office:value-type="string">
            <text:p text:style-name="P8">Definition</text:p>
          </table:table-cell>
          <table:table-cell table:style-name="Table3.C1" office:value-type="string">
            <text:p text:style-name="P8">Qualifier type</text:p>
          </table:table-cell>
        </table:table-row>
        <table:table-row>
          <table:table-cell table:style-name="Table3.A2" office:value-type="string">
            <text:p text:style-name="P7">Inputs</text:p>
          </table:table-cell>
          <table:table-cell table:style-name="Table3.A2" office:value-type="string">
            <text:p text:style-name="P9">Keyword returns a set of activities, for which stream is an input, and the element is linked the stream. Every activity <text:s/>shouldn't have a decomposition diagram.</text:p>
          </table:table-cell>
          <table:table-cell table:style-name="Table3.C2" office:value-type="string">
            <text:p text:style-name="P9">Activities</text:p>
          </table:table-cell>
        </table:table-row>
        <table:table-row>
          <table:table-cell table:style-name="Table3.A2" office:value-type="string">
            <text:p text:style-name="P7">InputsControls</text:p>
          </table:table-cell>
          <table:table-cell table:style-name="Table3.A2" office:value-type="string">
            <text:p text:style-name="P9">Keyword returns a set of activities, for which stream is an input or a control , and the element is linked the stream. Every activity <text:s/>shouldn't have a decomposition diagram.</text:p>
          </table:table-cell>
          <table:table-cell table:style-name="Table3.C2" office:value-type="string">
            <text:p text:style-name="P9">Activities</text:p>
          </table:table-cell>
        </table:table-row>
        <table:table-row>
          <table:table-cell table:style-name="Table3.A2" office:value-type="string">
            <text:p text:style-name="P7">InputsMechanisms</text:p>
          </table:table-cell>
          <table:table-cell table:style-name="Table3.A2" office:value-type="string">
            <text:p text:style-name="P9">Keyword returns a set of activities, for which stream is an input or mechanism, and the element is linked the stream. Every activity <text:s/>shouldn't have a decomposition diagram.</text:p>
          </table:table-cell>
          <table:table-cell table:style-name="Table3.C2" office:value-type="string">
            <text:p text:style-name="P7">Activities</text:p>
          </table:table-cell>
        </table:table-row>
        <table:table-row>
          <table:table-cell table:style-name="Table3.A2" office:value-type="string">
            <text:p text:style-name="P7">InputsControlsMechanisms</text:p>
          </table:table-cell>
          <table:table-cell table:style-name="Table3.A2" office:value-type="string">
            <text:p text:style-name="P9">Keyword returns a set of activities, for which stream is an input or a control or a mechanism, and the element is linked the stream. Every activity <text:s/>shouldn't have a decomposition diagram.</text:p>
          </table:table-cell>
          <table:table-cell table:style-name="Table3.C2" office:value-type="string">
            <text:p text:style-name="P7">Activities</text:p>
          </table:table-cell>
        </table:table-row>
        <table:table-row>
          <table:table-cell table:style-name="Table3.A2" office:value-type="string">
            <text:p text:style-name="P7">Outputs</text:p>
          </table:table-cell>
          <table:table-cell table:style-name="Table3.A2" office:value-type="string">
            <text:p text:style-name="P9">Keyword returns a set of activities, for which stream is an output, and the element is linked the stream. Every activity <text:s/>shouldn't have a decomposition diagram.</text:p>
          </table:table-cell>
          <table:table-cell table:style-name="Table3.C2" office:value-type="string">
            <text:p text:style-name="P7">Activities</text:p>
          </table:table-cell>
        </table:table-row>
        <table:table-row>
          <table:table-cell table:style-name="Table3.A2" office:value-type="string">
            <text:p text:style-name="P7">Controls</text:p>
          </table:table-cell>
          <table:table-cell table:style-name="Table3.A2" office:value-type="string">
            <text:p text:style-name="P9">Keyword returns a set of activities, for which stream is a control, and the element is linked the stream. Every activity <text:s/>shouldn't have a decomposition diagram.</text:p>
          </table:table-cell>
          <table:table-cell table:style-name="Table3.C2" office:value-type="string">
            <text:p text:style-name="P7">Activities</text:p>
          </table:table-cell>
        </table:table-row>
        <table:table-row>
          <table:table-cell table:style-name="Table3.A2" office:value-type="string">
            <text:p text:style-name="P7">Mechanisms</text:p>
          </table:table-cell>
          <table:table-cell table:style-name="Table3.A2" office:value-type="string">
            <text:p text:style-name="P9">Keyword returns a set of activities, for which stream is a mechanism, and the element is linked the stream. Every activity <text:s/>shouldn't have a decomposition diagram.</text:p>
          </table:table-cell>
          <table:table-cell table:style-name="Table3.C2" office:value-type="string">
            <text:p text:style-name="P7">Activities</text:p>
          </table:table-cell>
        </table:table-row>
        <table:table-row>
          <table:table-cell table:style-name="Table3.A2" office:value-type="string">
            <text:p text:style-name="P7">Owners</text:p>
          </table:table-cell>
          <table:table-cell table:style-name="Table3.A2" office:value-type="string">
            <text:p text:style-name="P9">Keyword returns a set of activities, for with the element is an owner.</text:p>
          </table:table-cell>
          <table:table-cell table:style-name="Table3.C2" office:value-type="string">
            <text:p text:style-name="P7">Activities</text:p>
          </table:table-cell>
        </table:table-row>
        <table:table-row>
          <table:table-cell table:style-name="Table3.A2" office:value-type="string">
            <text:p text:style-name="P7">“Projection name”</text:p>
          </table:table-cell>
          <table:table-cell table:style-name="Table3.A2" office:value-type="string">
            <text:p text:style-name="P9">Keyword returns a set of elements linked with projection to the element.</text:p>
          </table:table-cell>
          <table:table-cell table:style-name="Table3.C2" office:value-type="string">
            <text:p text:style-name="P7">Qualifier, that is linked to a current qualifier with a projection.</text:p>
          </table:table-cell>
        </table:table-row>
        <table:table-row>
          <table:table-cell table:style-name="Table3.A2" office:value-type="string">
            <text:p text:style-name="P7">Attribute name of “Qualifier element” attribute.</text:p>
          </table:table-cell>
          <table:table-cell table:style-name="Table3.A2" office:value-type="string">
            <text:p text:style-name="P9">Keyword returns a a set of elements linked with qualifier element attribute to the element.</text:p>
          </table:table-cell>
          <table:table-cell table:style-name="Table3.C2" office:value-type="string">
            <text:p text:style-name="P7"/>
          </table:table-cell>
        </table:table-row>
      </table:table>
      <text:p text:style-name="P2"><text:span text:style-name="T1">Border</text:span> is an attribute to set border weight. If this attribute is empty, the table will not have a border.</text:p>
      <text:p text:style-name="P2"><text:span text:style-name="T1">Print for</text:span>. With this attribute you can filter tables. If this attribute is empty, then the table will be <text:soft-page-break/>present for all elements.</text:p>
      <text:p text:style-name="P2">Table's elements “Title element” and “Body element” have attributes just like a Label element (see chapter 4.4.3.2. Label attributes).</text:p>
      <text:h text:style-name="Heading_20_2" text:outline-level="2">4.5. Model navigator workspace</text:h>
      <text:p text:style-name="P2">Model navigator workspace has only one window: “Model navigator”. In general, this window is a web browser, where you can work with web interface of current project.</text:p>
      <text:p text:style-name="P2">With the web interface you can see diagrams, qualifiers, projections of qualifiers, reports, download files, etc. But, the most important, you can trace all relationships between all objects of a project with hyper-links in a web interface.</text:p>
      <text:h text:style-name="P16" text:outline-level="1">References</text:h>
      <text:p text:style-name="P2"/>
      <text:list xml:id="list1089692411" text:style-name="L3">
        <text:list-item>
          <text:p text:style-name="P18">USA INTEGRATION DEFINITION FOR FUNCTION MODELING (IDEF0). Draft Federal Information Processing Standards Publication 183, 1993 December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25</text:page-number><text:tab/>Ramus 1.0.1 Guid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6:25:46</meta:creation-date>
    <dc:date>2009-09-01T12:01:57</dc:date>
    <meta:editing-duration>PT40H19M10S</meta:editing-duration>
    <meta:editing-cycles>688</meta:editing-cycles>
    <meta:generator>OpenOffice.org/3.1$Unix OpenOffice.org_project/310m17$Build-9415</meta:generator>
    <meta:document-statistic meta:table-count="3" meta:image-count="0" meta:object-count="0" meta:page-count="25" meta:paragraph-count="445" meta:word-count="9797" meta:character-count="55061"/>
  </office:meta>
</office:document-meta>
</file>